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Diabetes Health Report**</text:p>
      <text:p text:style-name="Standard"/>
      <text:p text:style-name="Standard">Patient Information:</text:p>
      <text:p text:style-name="Standard">- Name: John Doe</text:p>
      <text:p text:style-name="Standard">- Date of Birth: January 15, 1980</text:p>
      <text:p text:style-name="Standard">- Gender: Male</text:p>
      <text:p text:style-name="Standard">- Address: 123 Main Street, Cityville, State, Zip Code</text:p>
      <text:p text:style-name="Standard">- Contact Number: (555) 123-4567</text:p>
      <text:p text:style-name="Standard"/>
      <text:p text:style-name="P1">**Medical History:**</text:p>
      <text:p text:style-name="Standard">- Diagnosis: Type 2 Diabetes Mellitus</text:p>
      <text:p text:style-name="Standard">- Date of Diagnosis: August 1, 2015</text:p>
      <text:p text:style-name="Standard">- Family History: No known family history of diabetes</text:p>
      <text:p text:style-name="Standard">- Other Medical Conditions: Hypertension, managed with medication</text:p>
      <text:p text:style-name="Standard"/>
      <text:p text:style-name="Standard">**Recent Laboratory Results:**</text:p>
      <text:p text:style-name="Standard"/>
      <text:p text:style-name="Standard">1. **Blood Glucose Levels:**</text:p>
      <text:p text:style-name="Standard"><text:s text:c="3"/>- Fasting Blood Sugar (FBS): 150 mg/dL (Normal range: 70-99 mg/dL)</text:p>
      <text:p text:style-name="Standard"><text:s text:c="3"/>- Postprandial Blood Sugar (PPBS): 200 mg/dL (Normal range: &lt;140 mg/dL)</text:p>
      <text:p text:style-name="Standard"/>
      <text:p text:style-name="Standard">2. **Hemoglobin A1c (HbA1c):**</text:p>
      <text:p text:style-name="Standard"><text:s text:c="3"/>- HbA1c Level: 7.2% (Target: &lt;7% for diabetes management)</text:p>
      <text:p text:style-name="Standard"/>
      <text:p text:style-name="Standard">3. **Lipid Profile:**</text:p>
      <text:p text:style-name="Standard"><text:s text:c="3"/>- Total Cholesterol: 180 mg/dL (Normal range: &lt;200 mg/dL)</text:p>
      <text:p text:style-name="Standard"><text:s text:c="3"/>- LDL Cholesterol: 100 mg/dL (Optimal range: &lt;100 mg/dL)</text:p>
      <text:p text:style-name="Standard"><text:s text:c="3"/>- HDL Cholesterol: 40 mg/dL (Desirable range: &gt;40 mg/dL for men)</text:p>
      <text:p text:style-name="Standard"><text:s text:c="3"/>- Triglycerides: 150 mg/dL (Normal range: &lt;150 mg/dL)</text:p>
      <text:p text:style-name="Standard"/>
      <text:p text:style-name="Standard">**Current Medications:**</text:p>
      <text:p text:style-name="Standard">- Metformin 1000 mg twice daily</text:p>
      <text:p text:style-name="Standard">- Lisinopril 10 mg once daily</text:p>
      <text:p text:style-name="Standard"/>
      <text:p text:style-name="Standard">**Recommendations and Follow-up:**</text:p>
      <text:p text:style-name="Standard">The patient is advised to adhere to the prescribed medication regimen, maintain a healthy diet, engage in regular physical activity, and monitor blood glucose levels regularly. Follow-up appointments are scheduled every three months for further assessment and adjustments to the treatment plan if necessary.</text:p>
      <text:p text:style-name="Standard"/>
      <text:p text:style-name="Standard">**Lifestyle Recommendations:**</text:p>
      <text:p text:style-name="Standard">1. Follow a balanced diet with emphasis on portion control and carbohydrate monitoring.</text:p>
      <text:p text:style-name="Standard">2. Engage in at least 30 minutes of moderate-intensity aerobic exercise most days of the week.</text:p>
      <text:p text:style-name="Standard">3. Monitor blood glucose levels regularly, as per the healthcare provider's instructions.</text:p>
      <text:p text:style-name="Standard"/>
      <text:p text:style-name="Standard">**Additional Notes:**</text:p>
      <text:p text:style-name="Standard">The patient is encouraged to reach out to the healthcare team if there are any concerns, changes in symptoms, or difficulties in managing diabetes.</text:p>
      <text:p text:style-name="Standard"/>
      <text:p text:style-name="Standard">This report is based on the information available as of [Date of Report]. For personalized medical advice, please consult with your healthcare provid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9:21:53.847915987</meta:creation-date>
    <dc:date>2023-11-22T19:44:32.220780991</dc:date>
    <meta:editing-duration>PT12M28S</meta:editing-duration>
    <meta:editing-cycles>1</meta:editing-cycles>
    <meta:document-statistic meta:table-count="0" meta:image-count="0" meta:object-count="0" meta:page-count="1" meta:paragraph-count="35" meta:word-count="300" meta:character-count="2004" meta:non-whitespace-character-count="1718"/>
    <meta:generator>LibreOffice/7.3.7.2$Linux_X86_64 LibreOffice_project/30$Build-2</meta:generator>
  </office:meta>
</office:document-meta>
</file>